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torImpl.getSystem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orImpl.setLineNumber( int line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orImpl.LocatorImpl( Locator 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catorImpl.getColumn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orImpl.getPublic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orImpl.setColumnNumber( int column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orImpl.setPublicId( String public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orImpl.getLine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orImpl.setSystemId(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orImpl.Locator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